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1. git clone https://github.com/amrithashaji/Employee_portal.git</text:p>
      <text:p text:style-name="Standard">2.cd <text:s/><text:a xlink:type="simple" xlink:href="https://github.com/amrithashaji/cognicor.git" text:style-name="Internet_20_link" text:visited-style-name="Visited_20_Internet_20_Link">E</text:a>mployee</text:p>
      <text:p text:style-name="Standard">3. virtualenv env -p python3.6</text:p>
      <text:p text:style-name="Standard">4 source env/bin/activate</text:p>
      <text:p text:style-name="Standard">5. pip install -r requirement.txt</text:p>
      <text:p text:style-name="Standard">6. python manage.py migrate</text:p>
      <text:p text:style-name="Standard">7. python manage.py createsuperuser(username:admin, password:admin123)</text:p>
      <text:p text:style-name="Standard">8. python manage.py runserver</text:p>
      <text:p text:style-name="Standard">9. your ip:port/login (in browser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22T16:39:17.080205723</meta:creation-date>
    <dc:date>2019-10-22T23:10:41</dc:date>
    <meta:editing-duration>PT2H17M27S</meta:editing-duration>
    <meta:editing-cycles>7</meta:editing-cycles>
    <meta:generator>OpenOffice/4.1.6$Unix OpenOffice.org_project/416m1$Build-9790</meta:generator>
    <dc:creator>Amritha </dc:creator>
    <meta:document-statistic meta:table-count="0" meta:image-count="0" meta:object-count="0" meta:page-count="1" meta:paragraph-count="9" meta:word-count="37" meta:character-count="326"/>
  </office:meta>
</office:document-meta>
</file>